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446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1.35cm" fo:min-width="4.1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9.244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33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845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0.946cm" svg:height="0.962cm" svg:x="14.454cm" svg:y="15cm">
          <draw:text-box>
            <text:p>Layers hierarchy with supervisord</text:p>
          </draw:text-box>
        </draw:frame>
        <draw:custom-shape draw:style-name="gr2" draw:text-style-name="P3" xml:id="id2" draw:id="id2" draw:layer="layout" svg:width="4.6cm" svg:height="1.6cm" svg:x="6cm" svg:y="2.562cm">
          <text:p text:style-name="P2">centos6</text:p>
          <draw:enhanced-geometry svg:viewBox="0 0 21600 21600" draw:type="rectangle" draw:enhanced-path="M 0 0 L 21600 0 21600 21600 0 21600 0 0 Z N"/>
        </draw:custom-shape>
        <draw:custom-shape draw:style-name="gr2" draw:text-style-name="P3" xml:id="id1" draw:id="id1" draw:layer="layout" svg:width="4.6cm" svg:height="1.6cm" svg:x="6cm" svg:y="5.562cm">
          <text:p text:style-name="P2">minimal-node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draw:type="line" svg:x1="8.3cm" svg:y1="5.562cm" svg:x2="8.3cm" svg:y2="4.162cm" draw:start-shape="id1" draw:start-glue-point="0" draw:end-shape="id2" draw:end-glue-point="2" svg:d="M8300 5562v-1400" svg:viewBox="0 0 1 1401">
          <text:p/>
        </draw:connector>
        <draw:custom-shape draw:style-name="gr2" draw:text-style-name="P3" xml:id="id3" draw:id="id3" draw:layer="layout" svg:width="4.6cm" svg:height="1.6cm" svg:x="0.8cm" svg:y="8.362cm">
          <text:p text:style-name="P2">python27</text:p>
          <draw:enhanced-geometry svg:viewBox="0 0 21600 21600" draw:type="rectangle" draw:enhanced-path="M 0 0 L 21600 0 21600 21600 0 21600 0 0 Z N"/>
        </draw:custom-shape>
        <draw:custom-shape draw:style-name="gr2" draw:text-style-name="P3" xml:id="id5" draw:id="id5" draw:layer="layout" svg:width="4.6cm" svg:height="1.6cm" svg:x="0.8cm" svg:y="11.562cm">
          <text:p text:style-name="P2">supervisord</text:p>
          <draw:enhanced-geometry svg:viewBox="0 0 21600 21600" draw:type="rectangle" draw:enhanced-path="M 0 0 L 21600 0 21600 21600 0 21600 0 0 Z N"/>
        </draw:custom-shape>
        <draw:custom-shape draw:style-name="gr2" draw:text-style-name="P3" xml:id="id4" draw:id="id4" draw:layer="layout" svg:width="4.6cm" svg:height="1.6cm" svg:x="11.2cm" svg:y="8.362cm">
          <text:p text:style-name="P2">java</text:p>
          <draw:enhanced-geometry svg:viewBox="0 0 21600 21600" draw:type="rectangle" draw:enhanced-path="M 0 0 L 21600 0 21600 21600 0 21600 0 0 Z N"/>
        </draw:custom-shape>
        <draw:custom-shape draw:style-name="gr2" draw:text-style-name="P3" xml:id="id6" draw:id="id6" draw:layer="layout" svg:width="4.6cm" svg:height="1.6cm" svg:x="5.6cm" svg:y="14.362cm">
          <text:p text:style-name="P2">tomcat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4" draw:layer="layout" draw:type="line" svg:x1="3.1cm" svg:y1="8.362cm" svg:x2="8.3cm" svg:y2="7.162cm" draw:start-shape="id3" draw:start-glue-point="0" draw:end-shape="id1" draw:end-glue-point="2" svg:d="M3100 8362l5200-1200" svg:viewBox="0 0 5201 1201">
          <text:p/>
        </draw:connector>
        <draw:connector draw:style-name="gr3" draw:text-style-name="P4" draw:layer="layout" draw:type="line" svg:x1="13.5cm" svg:y1="8.362cm" svg:x2="8.3cm" svg:y2="7.162cm" draw:start-shape="id4" draw:start-glue-point="0" draw:end-shape="id1" draw:end-glue-point="2" svg:d="M13500 8362l-5200-1200" svg:viewBox="0 0 5201 1201">
          <text:p/>
        </draw:connector>
        <draw:connector draw:style-name="gr3" draw:text-style-name="P4" draw:layer="layout" draw:type="line" svg:x1="3.1cm" svg:y1="11.562cm" svg:x2="3.1cm" svg:y2="9.962cm" draw:start-shape="id5" draw:start-glue-point="0" draw:end-shape="id3" draw:end-glue-point="2" svg:d="M3100 11562v-1600" svg:viewBox="0 0 1 1601">
          <text:p/>
        </draw:connector>
        <draw:connector draw:style-name="gr3" draw:text-style-name="P4" draw:layer="layout" draw:type="line" svg:x1="7.9cm" svg:y1="14.362cm" svg:x2="3.1cm" svg:y2="13.162cm" draw:start-shape="id6" draw:start-glue-point="0" draw:end-shape="id5" draw:end-glue-point="2" svg:d="M7900 14362l-4800-1200" svg:viewBox="0 0 4801 1201">
          <text:p/>
        </draw:connector>
        <draw:connector draw:style-name="gr3" draw:text-style-name="P4" draw:layer="layout" draw:type="line" svg:x1="7.9cm" svg:y1="14.362cm" svg:x2="13.5cm" svg:y2="9.962cm" draw:start-shape="id6" draw:start-glue-point="0" draw:end-shape="id4" draw:end-glue-point="2" svg:d="M7900 14362l5600-4400" svg:viewBox="0 0 5601 4401">
          <text:p/>
        </draw:connector>
        <draw:frame draw:style-name="gr4" draw:text-style-name="P1" draw:layer="layout" svg:width="11cm" svg:height="9.494cm" svg:x="16.6cm" svg:y="1.6cm">
          <draw:text-box>
            <text:p>auth: python ; supervisord</text:p>
            <text:p>cog: python ; supervisord</text:p>
            <text:p>dashboard: tomcat ; supervisord</text:p>
            <text:p>httpd: python ; supervisord</text:p>
            <text:p>idp-node: tomcat ; supervisord</text:p>
            <text:p>index-node: tomcat ; supervisord</text:p>
            <text:p>orp: tomcat ; supervisord</text:p>
            <text:p>postgres: minimal-node ; supervisord</text:p>
            <text:p>publisher: python ; supervisord</text:p>
            <text:p>slcs: minimal-node</text:p>
            <text:p>solr: java ; supervisord</text:p>
            <text:p>solr-cloud: java ; python</text:p>
            <text:p>tds: tomcat ; supervisord</text:p>
          </draw:text-box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6" draw:text-style-name="P1" draw:layer="layout" svg:width="11.83cm" svg:height="0.962cm" svg:x="15.77cm" svg:y="19cm">
          <draw:text-box>
            <text:p>Layers hierarchy without supervisord</text:p>
          </draw:text-box>
        </draw:frame>
        <draw:custom-shape draw:style-name="gr2" draw:text-style-name="P3" xml:id="id8" draw:id="id8" draw:layer="layout" svg:width="4.6cm" svg:height="1.6cm" svg:x="11.2cm" svg:y="0.8cm">
          <text:p text:style-name="P2">centos6</text:p>
          <draw:enhanced-geometry svg:viewBox="0 0 21600 21600" draw:type="rectangle" draw:enhanced-path="M 0 0 L 21600 0 21600 21600 0 21600 0 0 Z N"/>
        </draw:custom-shape>
        <draw:custom-shape draw:style-name="gr2" draw:text-style-name="P3" xml:id="id7" draw:id="id7" draw:layer="layout" svg:width="4.6cm" svg:height="1.6cm" svg:x="11.2cm" svg:y="3.8cm">
          <text:p text:style-name="P2">minimal-node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draw:type="line" svg:x1="13.5cm" svg:y1="3.8cm" svg:x2="13.5cm" svg:y2="2.4cm" draw:start-shape="id7" draw:start-glue-point="0" draw:end-shape="id8" draw:end-glue-point="2" svg:d="M13500 3800v-1400" svg:viewBox="0 0 1 1401">
          <text:p/>
        </draw:connector>
        <draw:custom-shape draw:style-name="gr2" draw:text-style-name="P3" xml:id="id9" draw:id="id9" draw:layer="layout" svg:width="4.6cm" svg:height="1.6cm" svg:x="6cm" svg:y="6.6cm">
          <text:p text:style-name="P2">python27</text:p>
          <draw:enhanced-geometry svg:viewBox="0 0 21600 21600" draw:type="rectangle" draw:enhanced-path="M 0 0 L 21600 0 21600 21600 0 21600 0 0 Z N"/>
        </draw:custom-shape>
        <draw:custom-shape draw:style-name="gr2" draw:text-style-name="P3" xml:id="id10" draw:id="id10" draw:layer="layout" svg:width="4.6cm" svg:height="1.6cm" svg:x="16.4cm" svg:y="6.6cm">
          <text:p text:style-name="P2">java</text:p>
          <draw:enhanced-geometry svg:viewBox="0 0 21600 21600" draw:type="rectangle" draw:enhanced-path="M 0 0 L 21600 0 21600 21600 0 21600 0 0 Z N"/>
        </draw:custom-shape>
        <draw:custom-shape draw:style-name="gr2" draw:text-style-name="P3" xml:id="id11" draw:id="id11" draw:layer="layout" svg:width="4.6cm" svg:height="1.6cm" svg:x="16.4cm" svg:y="10.638cm">
          <text:p text:style-name="P2">tomcat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4" draw:layer="layout" draw:type="line" svg:x1="8.3cm" svg:y1="6.6cm" svg:x2="13.5cm" svg:y2="5.4cm" draw:start-shape="id9" draw:start-glue-point="0" draw:end-shape="id7" draw:end-glue-point="2" svg:d="M8300 6600l5200-1200" svg:viewBox="0 0 5201 1201">
          <text:p/>
        </draw:connector>
        <draw:connector draw:style-name="gr3" draw:text-style-name="P4" draw:layer="layout" draw:type="line" svg:x1="18.7cm" svg:y1="6.6cm" svg:x2="13.5cm" svg:y2="5.4cm" draw:start-shape="id10" draw:start-glue-point="0" draw:end-shape="id7" draw:end-glue-point="2" svg:d="M18700 6600l-5200-1200" svg:viewBox="0 0 5201 1201">
          <text:p/>
        </draw:connector>
        <draw:connector draw:style-name="gr3" draw:text-style-name="P4" draw:layer="layout" draw:type="line" svg:x1="18.7cm" svg:y1="10.638cm" svg:x2="18.7cm" svg:y2="8.2cm" draw:start-shape="id11" draw:start-glue-point="0" draw:end-shape="id10" draw:end-glue-point="2" svg:d="M18700 10638v-2438" svg:viewBox="0 0 1 2439">
          <text:p/>
        </draw:connector>
        <draw:frame draw:style-name="gr7" draw:text-style-name="P1" xml:id="id12" draw:id="id12" draw:layer="layout" svg:width="3.8cm" svg:height="3.095cm" svg:x="2.2cm" svg:y="11.2cm">
          <draw:text-box>
            <text:p>- auth</text:p>
            <text:p>- cog</text:p>
            <text:p>- httpd</text:p>
            <text:p>- publisher</text:p>
          </draw:text-box>
        </draw:frame>
        <draw:connector draw:style-name="gr3" draw:text-style-name="P4" draw:layer="layout" draw:type="line" svg:x1="4.1cm" svg:y1="11.2cm" svg:x2="8.3cm" svg:y2="8.2cm" draw:start-shape="id12" draw:start-glue-point="0" draw:end-shape="id9" draw:end-glue-point="2" svg:d="M4100 11200l4200-3000" svg:viewBox="0 0 4201 3001">
          <text:p/>
        </draw:connector>
        <draw:custom-shape draw:style-name="gr2" draw:text-style-name="P3" xml:id="id13" draw:id="id13" draw:layer="layout" svg:width="4.6cm" svg:height="1.6cm" svg:x="9.2cm" svg:y="10.8cm">
          <text:p text:style-name="P2">python+java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4" draw:layer="layout" draw:type="line" svg:x1="11.5cm" svg:y1="10.8cm" svg:x2="8.3cm" svg:y2="8.2cm" draw:start-shape="id13" draw:start-glue-point="0" draw:end-shape="id9" draw:end-glue-point="2" svg:d="M11500 10800l-3200-2600" svg:viewBox="0 0 3201 2601">
          <text:p/>
        </draw:connector>
        <draw:connector draw:style-name="gr3" draw:text-style-name="P4" draw:layer="layout" draw:type="line" svg:x1="11.5cm" svg:y1="10.8cm" svg:x2="18.7cm" svg:y2="8.2cm" draw:start-shape="id13" draw:start-glue-point="0" draw:end-shape="id10" draw:end-glue-point="2" svg:d="M11500 10800l7200-2600" svg:viewBox="0 0 7201 2601">
          <text:p/>
        </draw:connector>
        <draw:frame draw:style-name="gr8" draw:text-style-name="P1" xml:id="id14" draw:id="id14" draw:layer="layout" svg:width="3.8cm" svg:height="1.095cm" svg:x="9.6cm" svg:y="14cm">
          <draw:text-box>
            <text:p>- solr-cloud</text:p>
          </draw:text-box>
        </draw:frame>
        <draw:connector draw:style-name="gr3" draw:text-style-name="P4" draw:layer="layout" draw:type="line" svg:x1="11.5cm" svg:y1="14cm" svg:x2="11.5cm" svg:y2="12.4cm" draw:start-shape="id14" draw:start-glue-point="0" draw:end-shape="id13" draw:end-glue-point="2" svg:d="M11500 14000v-1600" svg:viewBox="0 0 1 1601">
          <text:p/>
        </draw:connector>
        <draw:frame draw:style-name="gr9" draw:text-style-name="P1" xml:id="id15" draw:id="id15" draw:layer="layout" svg:width="5.4cm" svg:height="3.806cm" svg:x="16cm" svg:y="13.994cm">
          <draw:text-box>
            <text:p>- dashboard</text:p>
            <text:p>- idp-node</text:p>
            <text:p>- index-node</text:p>
            <text:p>- orp</text:p>
            <text:p>- tds</text:p>
          </draw:text-box>
        </draw:frame>
        <draw:connector draw:style-name="gr3" draw:text-style-name="P4" draw:layer="layout" draw:type="line" svg:x1="18.7cm" svg:y1="13.994cm" svg:x2="18.7cm" svg:y2="12.238cm" draw:start-shape="id15" draw:start-glue-point="0" draw:end-shape="id11" draw:end-glue-point="2" svg:d="M18700 13994v-1756" svg:viewBox="0 0 1 1757">
          <text:p/>
        </draw:connector>
        <draw:frame draw:style-name="gr8" draw:text-style-name="P1" xml:id="id16" draw:id="id16" draw:layer="layout" svg:width="3.8cm" svg:height="1.095cm" svg:x="23.2cm" svg:y="6.905cm">
          <draw:text-box>
            <text:p>- solr</text:p>
          </draw:text-box>
        </draw:frame>
        <draw:connector draw:style-name="gr3" draw:text-style-name="P4" draw:layer="layout" draw:type="line" svg:x1="23.2cm" svg:y1="7.452cm" svg:x2="21cm" svg:y2="7.4cm" draw:start-shape="id16" draw:start-glue-point="3" draw:end-shape="id10" draw:end-glue-point="1" svg:d="M23200 7452l-2200-52" svg:viewBox="0 0 2201 53">
          <text:p/>
        </draw:connector>
        <draw:frame draw:style-name="gr10" draw:text-style-name="P1" xml:id="id17" draw:id="id17" draw:layer="layout" svg:width="3.8cm" svg:height="1.673cm" svg:x="19.4cm" svg:y="2.8cm">
          <draw:text-box>
            <text:p>- postgres</text:p>
            <text:p>- slcs</text:p>
          </draw:text-box>
        </draw:frame>
        <draw:connector draw:style-name="gr3" draw:text-style-name="P4" draw:layer="layout" draw:type="line" svg:x1="19.4cm" svg:y1="3.636cm" svg:x2="15.8cm" svg:y2="4.6cm" draw:start-shape="id17" draw:start-glue-point="3" draw:end-shape="id7" draw:end-glue-point="1" svg:d="M19400 3636l-3600 964" svg:viewBox="0 0 3601 965">
          <text:p/>
        </draw:connector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1T17:16:28.344338000</meta:creation-date>
    <dc:date>2018-02-02T10:41:15.999823000</dc:date>
    <meta:editing-duration>PT45M17S</meta:editing-duration>
    <meta:editing-cycles>11</meta:editing-cycles>
    <meta:generator>LibreOffice/5.0.5.2$MacOSX_X86_64 LibreOffice_project/55b006a02d247b5f7215fc6ea0fde844b30035b3</meta:generator>
    <meta:document-statistic meta:object-count="62"/>
  </office:meta>
</office:document-meta>
</file>